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2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table:number-columns-repeated="46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8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8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8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table:number-columns-repeated="4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table:number-columns-repeated="4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style-name="ce31" table:number-columns-repeated="41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2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5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5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4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5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5"/>
          <table:table-cell table:number-columns-repeated="945"/>
        </table:table-row>
        <table:table-row table:style-name="ro9" table:number-rows-repeated="1048504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1:34:59.28145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8T14:07:53.926824547</dc:date>
    <meta:editing-duration>P265DT1H17M48S</meta:editing-duration>
    <meta:editing-cycles>1023</meta:editing-cycles>
    <meta:generator>LibreOffice/6.1.5.2$Linux_X86_64 LibreOffice_project/10$Build-2</meta:generator>
    <meta:document-statistic meta:table-count="3" meta:cell-count="724" meta:object-count="0"/>
  </office:meta>
</office:document-meta>
</file>